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2.465cm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2.554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1.306cm"/>
    </style:style>
    <style:style style:name="gr5" style:family="graphic" style:parent-style-name="standard">
      <style:graphic-properties draw:stroke="none" svg:stroke-color="#000000" draw:fill="none" draw:fill-color="#ffffff" fo:min-height="3.433cm"/>
    </style:style>
    <style:style style:name="gr6" style:family="graphic" style:parent-style-name="standard">
      <style:graphic-properties draw:textarea-horizontal-align="justify" draw:textarea-vertical-align="middle" draw:auto-grow-height="false" fo:min-height="0.39cm" fo:min-width="3.008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1.215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3.437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4.45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1.397cm" svg:x="1cm" svg:y="3.032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4.318cm" svg:height="1.27cm" svg:x="8.112cm" svg:y="10.144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286cm" svg:height="1.673cm" svg:x="-7.255cm" svg:y="9.868cm">
          <draw:text-box>
            <text:p text:style-name="P1"><text:span text:style-name="T1">True</text:span></text:p>
          </draw:text-box>
        </draw:frame>
        <draw:frame draw:style-name="gr4" draw:text-style-name="P3" draw:layer="layout" svg:width="2.54cm" svg:height="1.556cm" svg:x="-6.366cm" svg:y="25.384cm">
          <draw:text-box>
            <text:p text:style-name="P1"><text:span text:style-name="T1">Program</text:span></text:p>
          </draw:text-box>
        </draw:frame>
        <draw:frame draw:style-name="gr5" draw:text-style-name="P3" draw:layer="layout" svg:width="5.207cm" svg:height="3.683cm" svg:x="0.365cm" svg:y="1.127cm">
          <draw:text-box>
            <text:p text:style-name="P1"><text:span text:style-name="T1">Shelby Jordan</text:span></text:p>
            <text:p text:style-name="P1"><text:span text:style-name="T1">increaseCounter Function</text:span></text:p>
          </draw:text-box>
        </draw:frame>
        <draw:custom-shape draw:style-name="gr6" draw:text-style-name="P2" draw:layer="layout" svg:width="5.572cm" svg:height="1.016cm" svg:x="-6.096cm" svg:y="7.35cm">
          <text:p text:style-name="P1"><text:span text:style-name="T1">restar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3.429cm" svg:height="3.048cm" svg:x="-4.588cm" svg:y="10.398cm">
          <text:p text:style-name="P1"><text:span text:style-name="T1">Is restart ==</text:span></text:p>
          <text:p text:style-name="P1"><text:span text:style-name="T1">'y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2" draw:id="id2" draw:layer="layout" svg:width="3.937cm" svg:height="1.143cm" svg:x="8.366cm" svg:y="3.159cm">
          <text:p text:style-name="P1"><text:span text:style-name="T1">increaseCounter(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53cm" svg:height="1.27cm" svg:x="-5.988cm" svg:y="14.97cm">
          <text:p text:style-name="P1"><text:span text:style-name="T1">Program ending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3.937cm" svg:height="1.143cm" svg:x="-5.35cm" svg:y="4.683cm">
          <text:p text:style-name="P1"><text:span text:style-name="T1">main()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5.191cm" svg:y1="3.731cm" svg:x2="8.366cm" svg:y2="3.73cm" draw:start-shape="id1" draw:start-glue-point="10" draw:end-shape="id2" svg:d="M5191 3731h1587v-1h1588" svg:viewBox="0 0 3176 2">
          <text:p/>
        </draw:connector>
        <draw:custom-shape draw:style-name="gr8" draw:text-style-name="P2" xml:id="id3" draw:id="id3" draw:layer="layout" svg:width="3.937cm" svg:height="1.143cm" svg:x="8.239cm" svg:y="6.715cm">
          <text:p text:style-name="P1"><text:span text:style-name="T1">global count2</text:span></text:p>
          <text:p text:style-name="P1"><text:span text:style-name="T1">count2 += 1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0.334cm" svg:y1="4.302cm" svg:x2="10.207cm" svg:y2="6.715cm" draw:start-shape="id2" draw:start-glue-point="2" draw:end-shape="id3" draw:end-glue-point="0" svg:d="M10334 4302v1206h-127v1207" svg:viewBox="0 0 128 2414">
          <text:p/>
        </draw:connector>
        <draw:connector draw:style-name="gr10" draw:text-style-name="P4" draw:layer="layout" svg:x1="10.207cm" svg:y1="7.858cm" svg:x2="10.271cm" svg:y2="10.144cm" draw:start-shape="id3" draw:start-glue-point="2" draw:end-shape="id4" draw:end-glue-point="0" svg:d="M10207 7858v1143h64v1143" svg:viewBox="0 0 65 22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34:46.811000000</meta:creation-date>
    <dc:date>2017-04-18T15:03:10.297000000</dc:date>
    <meta:editing-duration>PT17M43S</meta:editing-duration>
    <meta:editing-cycles>6</meta:editing-cycles>
    <meta:generator>LibreOffice/4.4.2.2$Windows_x86 LibreOffice_project/c4c7d32d0d49397cad38d62472b0bc8acff48dd6</meta:generator>
    <meta:document-statistic meta:object-count="14"/>
  </office:meta>
</office:document-meta>
</file>